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none" draw:fill-color="#ffffff" draw:textarea-horizontal-align="center" draw:textarea-vertical-align="top" draw:auto-grow-height="false" fo:min-height="0cm" fo:min-width="0cm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35cm" draw:marker-end-width="0.35cm" draw:fill="none" draw:fill-color="#ffff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draw:marker-start="Arrow" draw:marker-start-width="0.4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position="10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9cm" svg:height="11cm" svg:x="2cm" svg:y="5cm">
          <text:p text:style-name="P1">client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4.999cm" svg:height="2.028cm" svg:x="4.001cm" svg:y="8.001cm">
          <text:p text:style-name="P1">javascript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0cm" svg:height="11.099cm" svg:x="17cm" svg:y="5.001cm">
          <text:p text:style-name="P1">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4" draw:id="id4" draw:layer="layout" svg:width="5.999cm" svg:height="2.028cm" svg:x="19.001cm" svg:y="12.073cm">
          <text:p text:style-name="P1">tree-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5.999cm" svg:height="2.028cm" svg:x="19.001cm" svg:y="8.074cm">
          <text:p text:style-name="P1">Node.j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4.999cm" svg:height="2.028cm" svg:x="4.001cm" svg:y="12.002cm">
          <text:p text:style-name="P1">jqtre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6.5cm" svg:y1="10.029cm" svg:x2="6.5cm" svg:y2="12.002cm" draw:start-shape="id1" draw:start-glue-point="2" draw:end-shape="id2" draw:end-glue-point="0" svg:d="M6500 10029v1973">
          <text:p/>
        </draw:connector>
        <draw:connector draw:style-name="gr3" draw:text-style-name="P1" draw:layer="layout" draw:type="curve" svg:x1="22cm" svg:y1="10.102cm" svg:x2="22cm" svg:y2="12.073cm" draw:start-shape="id3" draw:start-glue-point="2" draw:end-shape="id4" draw:end-glue-point="0" svg:d="M22000 10102v1971">
          <text:p/>
        </draw:connector>
        <draw:connector draw:style-name="gr4" draw:text-style-name="P2" draw:layer="layout" draw:type="curve" svg:x1="9cm" svg:y1="13.016cm" svg:x2="19.001cm" svg:y2="13.087cm" draw:start-shape="id2" draw:start-glue-point="1" draw:end-shape="id4" draw:end-glue-point="3" svg:d="M9000 13016c7500 0 2500 71 10001 71">
          <text:p text:style-name="P2">JSON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tonello da messina</meta:initial-creator>
    <meta:creation-date>2021-10-29T11:57:44</meta:creation-date>
    <dc:date>2021-10-30T13:40:48</dc:date>
    <dc:creator>antonello da messina</dc:creator>
    <meta:editing-duration>PT31M48S</meta:editing-duration>
    <meta:editing-cycles>6</meta:editing-cycles>
    <meta:generator>OpenOffice/4.1.10$Unix OpenOffice.org_project/4110m2$Build-9807</meta:generator>
    <meta:document-statistic meta:object-count="9"/>
  </office:meta>
</office:document-meta>
</file>